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fo:margin-left="0.981cm" fo:margin-right="0.011cm" table:align="margins"/>
    </style:style>
    <style:style style:name="Table34.A" style:family="table-column">
      <style:table-column-properties style:rel-column-width="16798*"/>
    </style:style>
    <style:style style:name="Table34.B" style:family="table-column">
      <style:table-column-properties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fo:margin-left="0.981cm" fo:margin-right="0.011cm" table:align="margins"/>
    </style:style>
    <style:style style:name="Table29.A" style:family="table-column">
      <style:table-column-properties style:rel-column-width="16867*"/>
    </style:style>
    <style:style style:name="Table29.B" style:family="table-column">
      <style:table-column-properties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fo:margin-left="0.981cm" fo:margin-right="0.011cm" table:align="margins"/>
    </style:style>
    <style:style style:name="Table6.A" style:family="table-column">
      <style:table-column-properties style:rel-column-width="16867*"/>
    </style:style>
    <style:style style:name="Table6.B" style:family="table-column">
      <style:table-column-properties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fo:margin-left="0.981cm" fo:margin-right="0.011cm" table:align="margins"/>
    </style:style>
    <style:style style:name="Table7.A" style:family="table-column">
      <style:table-column-properties style:rel-column-width="16867*"/>
    </style:style>
    <style:style style:name="Table7.B" style:family="table-column">
      <style:table-column-properties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fo:margin-left="0.981cm" fo:margin-right="0.011cm" table:align="margins"/>
    </style:style>
    <style:style style:name="Table26.A" style:family="table-column">
      <style:table-column-properties style:rel-column-width="16867*"/>
    </style:style>
    <style:style style:name="Table26.B" style:family="table-column">
      <style:table-column-properties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fo:margin-left="1.051cm" fo:margin-right="0.011cm" table:align="margins"/>
    </style:style>
    <style:style style:name="Table3.A" style:family="table-column">
      <style:table-column-properties style:rel-column-width="28161*"/>
    </style:style>
    <style:style style:name="Table3.B" style:family="table-column">
      <style:table-column-properties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fo:margin-left="0.979cm" fo:margin-right="0.007cm" table:align="margins"/>
    </style:style>
    <style:style style:name="Table17.A" style:family="table-column">
      <style:table-column-properties style:rel-column-width="10019*"/>
    </style:style>
    <style:style style:name="Table17.B" style:family="table-column">
      <style:table-column-properties style:rel-column-width="13849*"/>
    </style:style>
    <style:style style:name="Table17.C" style:family="table-column">
      <style:table-column-properties style:rel-column-width="13911*"/>
    </style:style>
    <style:style style:name="Table17.E" style:family="table-column">
      <style:table-column-properties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Verdana2"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ext_20_body" style:list-style-name="L37">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Heading_20_2">
      <style:text-properties style:language-asian="zh" style:country-asian="TW"/>
    </style:style>
    <style:style style:name="P115" style:family="paragraph" style:parent-style-name="Text_20_body_20_indent" style:list-style-name="L40">
      <style:text-properties style:language-asian="zh" style:country-asian="TW"/>
    </style:style>
    <style:style style:name="P116" style:family="paragraph" style:parent-style-name="Code_20_Indent_20_3">
      <style:text-properties style:language-asian="zh" style:country-asian="TW"/>
    </style:style>
    <style:style style:name="P11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8" style:family="paragraph" style:parent-style-name="Text_20_body_20_indent" style:list-style-name="L42">
      <style:text-properties style:language-asian="zh" style:country-asian="TW"/>
    </style:style>
    <style:style style:name="P119" style:family="paragraph" style:parent-style-name="Code_20_Indent_20_3">
      <style:text-properties fo:color="#0000ff" style:language-asian="zh" style:country-asian="TW"/>
    </style:style>
    <style:style style:name="P120" style:family="paragraph" style:parent-style-name="Text_20_body" style:list-style-name="L43">
      <style:text-properties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Code_20_Indent">
      <style:text-properties style:font-name="Courier New1"/>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November</text:span> 2006</text:p>
      <text:p text:style-name="P7">Potix Corporation</text:p>
      <text:p text:style-name="P8">Revision 10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 and maxlength Properties|outline" text:style-name="Internet_20_link" text:visited-style-name="Internet_20_link">The pre, hyphen , and maxlength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Image|outline" text:style-name="Internet_20_link" text:visited-style-name="Internet_20_link">Image<text:tab/>72</text:a></text:p>
          <text:p text:style-name="P16"><text:a xlink:type="simple" xlink:href="#7.1.3.1.Locale Dependent Image|outline" text:style-name="Internet_20_link" text:visited-style-name="Internet_20_link">Locale Dependent Image<text:tab/>72</text:a></text:p>
          <text:p text:style-name="P15"><text:a xlink:type="simple" xlink:href="#7.1.4.Imagemap|outline" text:style-name="Internet_20_link" text:visited-style-name="Internet_20_link">Imagemap<text:tab/>73</text:a></text:p>
          <text:p text:style-name="P16"><text:a xlink:type="simple" xlink:href="#7.1.4.1.Area|outline" text:style-name="Internet_20_link" text:visited-style-name="Internet_20_link">Area<text:tab/>74</text:a></text:p>
          <text:p text:style-name="P16"><text:a xlink:type="simple" xlink:href="#7.1.4.2.The shape Property|outline" text:style-name="Internet_20_link" text:visited-style-name="Internet_20_link">The shape Property<text:tab/>74</text:a></text:p>
          <text:p text:style-name="P15"><text:a xlink:type="simple" xlink:href="#7.1.5.Audio|outline" text:style-name="Internet_20_link" text:visited-style-name="Internet_20_link">Audio<text:tab/>75</text:a></text:p>
          <text:p text:style-name="P15"><text:a xlink:type="simple" xlink:href="#7.1.6.Input Controls|outline" text:style-name="Internet_20_link" text:visited-style-name="Internet_20_link">Input Controls<text:tab/>75</text:a></text:p>
          <text:p text:style-name="P16"><text:a xlink:type="simple" xlink:href="#7.1.6.1.The type Property|outline" text:style-name="Internet_20_link" text:visited-style-name="Internet_20_link">The type Property<text:tab/>75</text:a></text:p>
          <text:p text:style-name="P16"><text:a xlink:type="simple" xlink:href="#7.1.6.2.The format Property|outline" text:style-name="Internet_20_link" text:visited-style-name="Internet_20_link">The format Property<text:tab/>76</text:a></text:p>
          <text:p text:style-name="P16"><text:a xlink:type="simple" xlink:href="#7.1.6.3.Constraints|outline" text:style-name="Internet_20_link" text:visited-style-name="Internet_20_link">Constraints<text:tab/>76</text:a></text:p>
          <text:p text:style-name="P16"><text:a xlink:type="simple" xlink:href="#7.1.6.4.Customized Constraints|outline" text:style-name="Internet_20_link" text:visited-style-name="Internet_20_link">Customized Constraints<text:tab/>77</text:a></text:p>
          <text:p text:style-name="P16"><text:a xlink:type="simple" xlink:href="#7.1.6.5.org.zkoss.zk.ui.WrongValueException|outline" text:style-name="Internet_20_link" text:visited-style-name="Internet_20_link">org.zkoss.zk.ui.WrongValueException<text:tab/>77</text:a></text:p>
          <text:p text:style-name="P16"><text:a xlink:type="simple" xlink:href="#7.1.6.6.The onChange Event|outline" text:style-name="Internet_20_link" text:visited-style-name="Internet_20_link">The onChange Event<text:tab/>78</text:a></text:p>
          <text:p text:style-name="P16"><text:a xlink:type="simple" xlink:href="#7.1.6.7.The onChanging event|outline" text:style-name="Internet_20_link" text:visited-style-name="Internet_20_link">The onChanging event<text:tab/>78</text:a></text:p>
          <text:p text:style-name="P15"><text:a xlink:type="simple" xlink:href="#7.1.7.Calendar|outline" text:style-name="Internet_20_link" text:visited-style-name="Internet_20_link">Calendar<text:tab/>78</text:a></text:p>
          <text:p text:style-name="P16"><text:a xlink:type="simple" xlink:href="#7.1.7.1.The value Property and the onChange Event|outline" text:style-name="Internet_20_link" text:visited-style-name="Internet_20_link">The value Property and the onChange Event<text:tab/>79</text:a></text:p>
          <text:p text:style-name="P16"><text:a xlink:type="simple" xlink:href="#7.1.7.2.The compact Property|outline" text:style-name="Internet_20_link" text:visited-style-name="Internet_20_link">The compact Property<text:tab/>79</text:a></text:p>
          <text:p text:style-name="P15"><text:a xlink:type="simple" xlink:href="#7.1.8.Progressmeter|outline" text:style-name="Internet_20_link" text:visited-style-name="Internet_20_link">Progressmeter<text:tab/>79</text:a></text:p>
          <text:p text:style-name="P15"><text:a xlink:type="simple" xlink:href="#7.1.9.Slider|outline" text:style-name="Internet_20_link" text:visited-style-name="Internet_20_link">Slider<text:tab/>79</text:a></text:p>
          <text:p text:style-name="P15"><text:a xlink:type="simple" xlink:href="#7.1.10.Timer|outline" text:style-name="Internet_20_link" text:visited-style-name="Internet_20_link">Timer<text:tab/>79</text:a></text:p>
          <text:p text:style-name="P15"><text:a xlink:type="simple" xlink:href="#7.1.11.Paging|outline" text:style-name="Internet_20_link" text:visited-style-name="Internet_20_link">Paging<text:tab/>79</text:a></text:p>
          <text:p text:style-name="P16"><text:a xlink:type="simple" xlink:href="#7.1.11.1.Paging with List Boxes and Grids|outline" text:style-name="Internet_20_link" text:visited-style-name="Internet_20_link">Paging with List Boxes and Grids<text:tab/>80</text:a></text:p>
          <text:p text:style-name="P14"><text:a xlink:type="simple" xlink:href="#7.2.Windows|outline" text:style-name="Internet_20_link" text:visited-style-name="Internet_20_link">Windows<text:tab/>80</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1</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2</text:a></text:p>
          <text:p text:style-name="P16"><text:a xlink:type="simple" xlink:href="#7.2.4.1.Embedded|outline" text:style-name="Internet_20_link" text:visited-style-name="Internet_20_link">Embedded<text:tab/>82</text:a></text:p>
          <text:p text:style-name="P16"><text:a xlink:type="simple" xlink:href="#7.2.4.2.Overlapped|outline" text:style-name="Internet_20_link" text:visited-style-name="Internet_20_link">Overlapped<text:tab/>82</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3</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5</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7</text:a></text:p>
          <text:p text:style-name="P16"><text:a xlink:type="simple" xlink:href="#7.3.2.1.The collapse Property|outline" text:style-name="Internet_20_link" text:visited-style-name="Internet_20_link">The collapse Property<text:tab/>88</text:a></text:p>
          <text:p text:style-name="P16"><text:a xlink:type="simple" xlink:href="#7.3.2.2.The open Property|outline" text:style-name="Internet_20_link" text:visited-style-name="Internet_20_link">The open Property<text:tab/>88</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0</text:a></text:p>
          <text:p text:style-name="P15"><text:a xlink:type="simple" xlink:href="#7.4.3.The orient Property|outline" text:style-name="Internet_20_link" text:visited-style-name="Internet_20_link">The orient Property<text:tab/>91</text:a></text:p>
          <text:p text:style-name="P15"><text:a xlink:type="simple" xlink:href="#7.4.4.The closable Property|outline" text:style-name="Internet_20_link" text:visited-style-name="Internet_20_link">The closable Property<text:tab/>91</text:a></text:p>
          <text:p text:style-name="P15"><text:a xlink:type="simple" xlink:href="#7.4.5.Create-on-Select for Tab Panels|outline" text:style-name="Internet_20_link" text:visited-style-name="Internet_20_link">Create-on-Select for Tab Panels<text:tab/>91</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3</text:a></text:p>
          <text:p text:style-name="P15"><text:a xlink:type="simple" xlink:href="#7.5.2.Grids with Paging|outline" text:style-name="Internet_20_link" text:visited-style-name="Internet_20_link">Grids with Paging<text:tab/>93</text:a></text:p>
          <text:p text:style-name="P16"><text:a xlink:type="simple" xlink:href="#7.5.2.1.The pageSize Property|outline" text:style-name="Internet_20_link" text:visited-style-name="Internet_20_link">The pageSize Property<text:tab/>94</text:a></text:p>
          <text:p text:style-name="P16"><text:a xlink:type="simple" xlink:href="#7.5.2.2.The paginal Property|outline" text:style-name="Internet_20_link" text:visited-style-name="Internet_20_link">The paginal Property<text:tab/>94</text:a></text:p>
          <text:p text:style-name="P16"><text:a xlink:type="simple" xlink:href="#7.5.2.3.The paging Property|outline" text:style-name="Internet_20_link" text:visited-style-name="Internet_20_link">The paging Property<text:tab/>96</text:a></text:p>
          <text:p text:style-name="P16"><text:a xlink:type="simple" xlink:href="#7.5.2.4.The onPaging Event and Method|outline" text:style-name="Internet_20_link" text:visited-style-name="Internet_20_link">The onPaging Event and Method<text:tab/>96</text:a></text:p>
          <text:p text:style-name="P15"><text:a xlink:type="simple" xlink:href="#7.5.3.Sorting|outline" text:style-name="Internet_20_link" text:visited-style-name="Internet_20_link">Sorting<text:tab/>96</text:a></text:p>
          <text:p text:style-name="P16"><text:a xlink:type="simple" xlink:href="#7.5.3.1.The sortDirection Property|outline" text:style-name="Internet_20_link" text:visited-style-name="Internet_20_link">The sortDirection Property<text:tab/>97</text:a></text:p>
          <text:p text:style-name="P16"><text:a xlink:type="simple" xlink:href="#7.5.3.2.The onSort Event|outline" text:style-name="Internet_20_link" text:visited-style-name="Internet_20_link">The onSort Event<text:tab/>97</text:a></text:p>
          <text:p text:style-name="P16"><text:a xlink:type="simple" xlink:href="#7.5.3.3.The sort Method|outline" text:style-name="Internet_20_link" text:visited-style-name="Internet_20_link">The sort Method<text:tab/>97</text:a></text:p>
          <text:p text:style-name="P15"><text:a xlink:type="simple" xlink:href="#7.5.4.Special Properties|outline" text:style-name="Internet_20_link" text:visited-style-name="Internet_20_link">Special Properties<text:tab/>98</text:a></text:p>
          <text:p text:style-name="P16"><text:a xlink:type="simple" xlink:href="#7.5.4.1.The spans Property|outline" text:style-name="Internet_20_link" text:visited-style-name="Internet_20_link">The spans Property<text:tab/>98</text:a></text:p>
          <text:p text:style-name="P14"><text:a xlink:type="simple" xlink:href="#7.6.More Layout Components|outline" text:style-name="Internet_20_link" text:visited-style-name="Internet_20_link">More Layout Components<text:tab/>99</text:a></text:p>
          <text:p text:style-name="P15"><text:a xlink:type="simple" xlink:href="#7.6.1.Separators and Spaces|outline" text:style-name="Internet_20_link" text:visited-style-name="Internet_20_link">Separators and Spaces<text:tab/>99</text:a></text:p>
          <text:p text:style-name="P15"><text:a xlink:type="simple" xlink:href="#7.6.2.Group boxes|outline" text:style-name="Internet_20_link" text:visited-style-name="Internet_20_link">Group boxes<text:tab/>99</text:a></text:p>
          <text:p text:style-name="P15"><text:a xlink:type="simple" xlink:href="#7.6.3.Toolbars|outline" text:style-name="Internet_20_link" text:visited-style-name="Internet_20_link">Toolbars<text:tab/>100</text:a></text:p>
          <text:p text:style-name="P14"><text:a xlink:type="simple" xlink:href="#7.7.Menu bars|outline" text:style-name="Internet_20_link" text:visited-style-name="Internet_20_link">Menu bars<text:tab/>100</text:a></text:p>
          <text:p text:style-name="P15"><text:a xlink:type="simple" xlink:href="#7.7.1.Execute a Menu Command|outline" text:style-name="Internet_20_link" text:visited-style-name="Internet_20_link">Execute a Menu Command<text:tab/>101</text:a></text:p>
          <text:p text:style-name="P15"><text:a xlink:type="simple" xlink:href="#7.7.2.Use Menu Items as Check Boxes|outline" text:style-name="Internet_20_link" text:visited-style-name="Internet_20_link">Use Menu Items as Check Boxes<text:tab/>102</text:a></text:p>
          <text:p text:style-name="P15"><text:a xlink:type="simple" xlink:href="#7.7.3.The autodrop Property|outline" text:style-name="Internet_20_link" text:visited-style-name="Internet_20_link">The autodrop Property<text:tab/>102</text:a></text:p>
          <text:p text:style-name="P15"><text:a xlink:type="simple" xlink:href="#7.7.4.More Menu Features|outline" text:style-name="Internet_20_link" text:visited-style-name="Internet_20_link">More Menu Features<text:tab/>102</text:a></text:p>
          <text:p text:style-name="P14"><text:a xlink:type="simple" xlink:href="#7.8.Context Menu|outline" text:style-name="Internet_20_link" text:visited-style-name="Internet_20_link">Context Menu<text:tab/>102</text:a></text:p>
          <text:p text:style-name="P15"><text:a xlink:type="simple" xlink:href="#7.8.1.Customizable Tooltip and Popup Menus|outline" text:style-name="Internet_20_link" text:visited-style-name="Internet_20_link">Customizable Tooltip and Popup Menus<text:tab/>103</text:a></text:p>
          <text:p text:style-name="P15"><text:a xlink:type="simple" xlink:href="#7.8.2.The onOpen Event|outline" text:style-name="Internet_20_link" text:visited-style-name="Internet_20_link">The onOpen Event<text:tab/>104</text:a></text:p>
          <text:p text:style-name="P14"><text:a xlink:type="simple" xlink:href="#7.9.List Boxes|outline" text:style-name="Internet_20_link" text:visited-style-name="Internet_20_link">List Boxes<text:tab/>105</text:a></text:p>
          <text:p text:style-name="P15"><text:a xlink:type="simple" xlink:href="#7.9.1.Multi-Column List Boxes|outline" text:style-name="Internet_20_link" text:visited-style-name="Internet_20_link">Multi-Column List Boxes<text:tab/>105</text:a></text:p>
          <text:p text:style-name="P15"><text:a xlink:type="simple" xlink:href="#7.9.2.Column Headers|outline" text:style-name="Internet_20_link" text:visited-style-name="Internet_20_link">Column Headers<text:tab/>106</text:a></text:p>
          <text:p text:style-name="P15"><text:a xlink:type="simple" xlink:href="#7.9.3.Column Footers|outline" text:style-name="Internet_20_link" text:visited-style-name="Internet_20_link">Column Footers<text:tab/>106</text:a></text:p>
          <text:p text:style-name="P15"><text:a xlink:type="simple" xlink:href="#7.9.4.Drop-Down List|outline" text:style-name="Internet_20_link" text:visited-style-name="Internet_20_link">Drop-Down List<text:tab/>107</text:a></text:p>
          <text:p text:style-name="P15"><text:a xlink:type="simple" xlink:href="#7.9.5.Multiple Selection|outline" text:style-name="Internet_20_link" text:visited-style-name="Internet_20_link">Multiple Selection<text:tab/>107</text:a></text:p>
          <text:p text:style-name="P15"><text:a xlink:type="simple" xlink:href="#7.9.6.Scrollable List Boxes|outline" text:style-name="Internet_20_link" text:visited-style-name="Internet_20_link">Scrollable List Boxes<text:tab/>107</text:a></text:p>
          <text:p text:style-name="P16"><text:a xlink:type="simple" xlink:href="#7.9.6.1.The rows Property|outline" text:style-name="Internet_20_link" text:visited-style-name="Internet_20_link">The rows Property<text:tab/>108</text:a></text:p>
          <text:p text:style-name="P15"><text:a xlink:type="simple" xlink:href="#7.9.7.List Boxes with Paging|outline" text:style-name="Internet_20_link" text:visited-style-name="Internet_20_link">List Boxes with Paging<text:tab/>108</text:a></text:p>
          <text:p text:style-name="P15"><text:a xlink:type="simple" xlink:href="#7.9.8.Sorting|outline" text:style-name="Internet_20_link" text:visited-style-name="Internet_20_link">Sorting<text:tab/>108</text:a></text:p>
          <text:p text:style-name="P16"><text:a xlink:type="simple" xlink:href="#7.9.8.1.The sortAscending and sortDescending Properties|outline" text:style-name="Internet_20_link" text:visited-style-name="Internet_20_link">The sortAscending and sortDescending Properties<text:tab/>109</text:a></text:p>
          <text:p text:style-name="P16"><text:a xlink:type="simple" xlink:href="#7.9.8.2.The sortDirection Property|outline" text:style-name="Internet_20_link" text:visited-style-name="Internet_20_link">The sortDirection Property<text:tab/>109</text:a></text:p>
          <text:p text:style-name="P16"><text:a xlink:type="simple" xlink:href="#7.9.8.3.The onSort Event|outline" text:style-name="Internet_20_link" text:visited-style-name="Internet_20_link">The onSort Event<text:tab/>109</text:a></text:p>
          <text:p text:style-name="P16"><text:a xlink:type="simple" xlink:href="#7.9.8.4.The sort Method|outline" text:style-name="Internet_20_link" text:visited-style-name="Internet_20_link">The sort Method<text:tab/>110</text:a></text:p>
          <text:p text:style-name="P15"><text:a xlink:type="simple" xlink:href="#7.9.9.Special Properties|outline" text:style-name="Internet_20_link" text:visited-style-name="Internet_20_link">Special Properties<text:tab/>110</text:a></text:p>
          <text:p text:style-name="P16"><text:a xlink:type="simple" xlink:href="#7.9.9.1.The checkmark Property|outline" text:style-name="Internet_20_link" text:visited-style-name="Internet_20_link">The checkmark Property<text:tab/>110</text:a></text:p>
          <text:p text:style-name="P16"><text:a xlink:type="simple" xlink:href="#7.9.9.2.The vflex Property|outline" text:style-name="Internet_20_link" text:visited-style-name="Internet_20_link">The vflex Property<text:tab/>111</text:a></text:p>
          <text:p text:style-name="P16"><text:a xlink:type="simple" xlink:href="#7.9.9.3.The maxlength Property|outline" text:style-name="Internet_20_link" text:visited-style-name="Internet_20_link">The maxlength Property<text:tab/>111</text:a></text:p>
          <text:p text:style-name="P15"><text:a xlink:type="simple" xlink:href="#7.9.10.Live Data|outline" text:style-name="Internet_20_link" text:visited-style-name="Internet_20_link">Live Data<text:tab/>112</text:a></text:p>
          <text:p text:style-name="P15"><text:a xlink:type="simple" xlink:href="#7.9.11.Sort Live Data|outline" text:style-name="Internet_20_link" text:visited-style-name="Internet_20_link">Sort Live Data<text:tab/>113</text:a></text:p>
          <text:p text:style-name="P15"><text:a xlink:type="simple" xlink:href="#7.9.12.List Boxes Contain Buttons|outline" text:style-name="Internet_20_link" text:visited-style-name="Internet_20_link">List Boxes Contain Buttons<text:tab/>113</text:a></text:p>
          <text:p text:style-name="P14"><text:a xlink:type="simple" xlink:href="#7.10.Tree Controls|outline" text:style-name="Internet_20_link" text:visited-style-name="Internet_20_link">Tree Controls<text:tab/>114</text:a></text:p>
          <text:p text:style-name="P15"><text:a xlink:type="simple" xlink:href="#7.10.1.The open Property and the onOpen Event|outline" text:style-name="Internet_20_link" text:visited-style-name="Internet_20_link">The open Property and the onOpen Event<text:tab/>116</text:a></text:p>
          <text:p text:style-name="P15"><text:a xlink:type="simple" xlink:href="#7.10.2.Multiple Selection|outline" text:style-name="Internet_20_link" text:visited-style-name="Internet_20_link">Multiple Selection<text:tab/>116</text:a></text:p>
          <text:p text:style-name="P15"><text:a xlink:type="simple" xlink:href="#7.10.3.Special Properties|outline" text:style-name="Internet_20_link" text:visited-style-name="Internet_20_link">Special Properties<text:tab/>116</text:a></text:p>
          <text:p text:style-name="P16"><text:a xlink:type="simple" xlink:href="#7.10.3.1.The rows Property|outline" text:style-name="Internet_20_link" text:visited-style-name="Internet_20_link">The rows Property<text:tab/>116</text:a></text:p>
          <text:p text:style-name="P16"><text:a xlink:type="simple" xlink:href="#7.10.3.2.The checkmark Property|outline" text:style-name="Internet_20_link" text:visited-style-name="Internet_20_link">The checkmark Property<text:tab/>116</text:a></text:p>
          <text:p text:style-name="P16"><text:a xlink:type="simple" xlink:href="#7.10.3.3.The vflex Property|outline" text:style-name="Internet_20_link" text:visited-style-name="Internet_20_link">The vflex Property<text:tab/>116</text:a></text:p>
          <text:p text:style-name="P16"><text:a xlink:type="simple" xlink:href="#7.10.3.4.The maxlength Property|outline" text:style-name="Internet_20_link" text:visited-style-name="Internet_20_link">The maxlength Property<text:tab/>117</text:a></text:p>
          <text:p text:style-name="P15"><text:a xlink:type="simple" xlink:href="#7.10.4.Create-on-Open for Tree Controls|outline" text:style-name="Internet_20_link" text:visited-style-name="Internet_20_link">Create-on-Open for Tree Controls<text:tab/>117</text:a></text:p>
          <text:p text:style-name="P14"><text:a xlink:type="simple" xlink:href="#7.11.Comboboxes|outline" text:style-name="Internet_20_link" text:visited-style-name="Internet_20_link">Comboboxes<text:tab/>117</text:a></text:p>
          <text:p text:style-name="P15"><text:a xlink:type="simple" xlink:href="#7.11.1.The autodrop Property|outline" text:style-name="Internet_20_link" text:visited-style-name="Internet_20_link">The autodrop Property<text:tab/>118</text:a></text:p>
          <text:p text:style-name="P15"><text:a xlink:type="simple" xlink:href="#7.11.2.The description Property|outline" text:style-name="Internet_20_link" text:visited-style-name="Internet_20_link">The description Property<text:tab/>118</text:a></text:p>
          <text:p text:style-name="P15"><text:a xlink:type="simple" xlink:href="#7.11.3.The onOpen Event|outline" text:style-name="Internet_20_link" text:visited-style-name="Internet_20_link">The onOpen Event<text:tab/>118</text:a></text:p>
          <text:p text:style-name="P15"><text:a xlink:type="simple" xlink:href="#7.11.4.The onChanging Event|outline" text:style-name="Internet_20_link" text:visited-style-name="Internet_20_link">The onChanging Event<text:tab/>119</text:a></text:p>
          <text:p text:style-name="P14"><text:a xlink:type="simple" xlink:href="#7.12.Bandboxes|outline" text:style-name="Internet_20_link" text:visited-style-name="Internet_20_link">Bandboxes<text:tab/>119</text:a></text:p>
          <text:p text:style-name="P15"><text:a xlink:type="simple" xlink:href="#7.12.1.The closeDropdown Method|outline" text:style-name="Internet_20_link" text:visited-style-name="Internet_20_link">The closeDropdown Method<text:tab/>120</text:a></text:p>
          <text:p text:style-name="P15"><text:a xlink:type="simple" xlink:href="#7.12.2.The autodrop Property|outline" text:style-name="Internet_20_link" text:visited-style-name="Internet_20_link">The autodrop Property<text:tab/>120</text:a></text:p>
          <text:p text:style-name="P15"><text:a xlink:type="simple" xlink:href="#7.12.3.The onOpen Event|outline" text:style-name="Internet_20_link" text:visited-style-name="Internet_20_link">The onOpen Event<text:tab/>121</text:a></text:p>
          <text:p text:style-name="P15"><text:a xlink:type="simple" xlink:href="#7.12.4.The onChanging Event|outline" text:style-name="Internet_20_link" text:visited-style-name="Internet_20_link">The onChanging Event<text:tab/>121</text:a></text:p>
          <text:p text:style-name="P14"><text:a xlink:type="simple" xlink:href="#7.13.Chart|outline" text:style-name="Internet_20_link" text:visited-style-name="Internet_20_link">Chart<text:tab/>121</text:a></text:p>
          <text:p text:style-name="P15"><text:a xlink:type="simple" xlink:href="#7.13.1.Live Data|outline" text:style-name="Internet_20_link" text:visited-style-name="Internet_20_link">Live Data<text:tab/>122</text:a></text:p>
          <text:p text:style-name="P15"><text:a xlink:type="simple" xlink:href="#7.13.2.Drill Down (The onClick Event)|outline" text:style-name="Internet_20_link" text:visited-style-name="Internet_20_link">Drill Down (The onClick Event)<text:tab/>122</text:a></text:p>
          <text:p text:style-name="P15"><text:a xlink:type="simple" xlink:href="#7.13.3.Manipulate Areas|outline" text:style-name="Internet_20_link" text:visited-style-name="Internet_20_link">Manipulate Areas<text:tab/>123</text:a></text:p>
          <text:p text:style-name="P14"><text:a xlink:type="simple" xlink:href="#7.14.Drag and Drop|outline" text:style-name="Internet_20_link" text:visited-style-name="Internet_20_link">Drag and Drop<text:tab/>123</text:a></text:p>
          <text:p text:style-name="P15"><text:a xlink:type="simple" xlink:href="#7.14.1.The draggable and droppable Properties|outline" text:style-name="Internet_20_link" text:visited-style-name="Internet_20_link">The draggable and droppable Properties<text:tab/>124</text:a></text:p>
          <text:p text:style-name="P15"><text:a xlink:type="simple" xlink:href="#7.14.2.The onDrop Event|outline" text:style-name="Internet_20_link" text:visited-style-name="Internet_20_link">The onDrop Event<text:tab/>124</text:a></text:p>
          <text:p text:style-name="P15"><text:a xlink:type="simple" xlink:href="#7.14.3.Multiple Types of Draggable Components|outline" text:style-name="Internet_20_link" text:visited-style-name="Internet_20_link">Multiple Types of Draggable Components<text:tab/>125</text:a></text:p>
          <text:p text:style-name="P14"><text:a xlink:type="simple" xlink:href="#7.15.HTML Relevant Components|outline" text:style-name="Internet_20_link" text:visited-style-name="Internet_20_link">HTML Relevant Components<text:tab/>126</text:a></text:p>
          <text:p text:style-name="P15"><text:a xlink:type="simple" xlink:href="#7.15.1.The style Component|outline" text:style-name="Internet_20_link" text:visited-style-name="Internet_20_link">The style Component<text:tab/>126</text:a></text:p>
          <text:p text:style-name="P15"><text:a xlink:type="simple" xlink:href="#7.15.2.The html Component|outline" text:style-name="Internet_20_link" text:visited-style-name="Internet_20_link">The html Component<text:tab/>127</text:a></text:p>
          <text:p text:style-name="P15"><text:a xlink:type="simple" xlink:href="#7.15.3.Mix the HTML and XUL Components|outline" text:style-name="Internet_20_link" text:visited-style-name="Internet_20_link">Mix the HTML and XUL Components<text:tab/>127</text:a></text:p>
          <text:p text:style-name="P15"><text:a xlink:type="simple" xlink:href="#7.15.4.The include Component|outline" text:style-name="Internet_20_link" text:visited-style-name="Internet_20_link">The include Component<text:tab/>127</text:a></text:p>
          <text:p text:style-name="P16"><text:a xlink:type="simple" xlink:href="#7.15.4.1.Including ZUML Pages|outline" text:style-name="Internet_20_link" text:visited-style-name="Internet_20_link">Including ZUML Pages<text:tab/>127</text:a></text:p>
          <text:p text:style-name="P15"><text:a xlink:type="simple" xlink:href="#7.15.5.The iframe Component|outline" text:style-name="Internet_20_link" text:visited-style-name="Internet_20_link">The iframe Component<text:tab/>128</text:a></text:p>
          <text:p text:style-name="P14"><text:a xlink:type="simple" xlink:href="#7.16.Work with HTML FORM and Java Servlets|outline" text:style-name="Internet_20_link" text:visited-style-name="Internet_20_link">Work with HTML FORM and Java Servlets<text:tab/>129</text:a></text:p>
          <text:p text:style-name="P15"><text:a xlink:type="simple" xlink:href="#7.16.1.The name Property|outline" text:style-name="Internet_20_link" text:visited-style-name="Internet_20_link">The name Property<text:tab/>129</text:a></text:p>
          <text:p text:style-name="P15"><text:a xlink:type="simple" xlink:href="#7.16.2.Components that Support the name Property|outline" text:style-name="Internet_20_link" text:visited-style-name="Internet_20_link">Components that Support the name Property<text:tab/>130</text:a></text:p>
          <text:p text:style-name="P15"><text:a xlink:type="simple" xlink:href="#7.16.3.Rich User Interfaces|outline" text:style-name="Internet_20_link" text:visited-style-name="Internet_20_link">Rich User Interfaces<text:tab/>131</text:a></text:p>
          <text:p text:style-name="P14"><text:a xlink:type="simple" xlink:href="#7.17.Client Side Actions|outline" text:style-name="Internet_20_link" text:visited-style-name="Internet_20_link">Client Side Actions<text:tab/>131</text:a></text:p>
          <text:p text:style-name="P14"><text:a xlink:type="simple" xlink:href="#7.18.Events|outline" text:style-name="Internet_20_link" text:visited-style-name="Internet_20_link">Events<text:tab/>132</text:a></text:p>
          <text:p text:style-name="P15"><text:a xlink:type="simple" xlink:href="#7.18.1.Mouse Events|outline" text:style-name="Internet_20_link" text:visited-style-name="Internet_20_link">Mouse Events<text:tab/>132</text:a></text:p>
          <text:p text:style-name="P15"><text:a xlink:type="simple" xlink:href="#7.18.2.Keystroke Events|outline" text:style-name="Internet_20_link" text:visited-style-name="Internet_20_link">Keystroke Events<text:tab/>133</text:a></text:p>
          <text:p text:style-name="P16"><text:a xlink:type="simple" xlink:href="#7.18.2.1.The ctrlKeys Property|outline" text:style-name="Internet_20_link" text:visited-style-name="Internet_20_link">The ctrlKeys Property<text:tab/>134</text:a></text:p>
          <text:p text:style-name="P15"><text:a xlink:type="simple" xlink:href="#7.18.3.Input Events|outline" text:style-name="Internet_20_link" text:visited-style-name="Internet_20_link">Input Events<text:tab/>134</text:a></text:p>
          <text:p text:style-name="P15"><text:a xlink:type="simple" xlink:href="#7.18.4.List and Tree Events|outline" text:style-name="Internet_20_link" text:visited-style-name="Internet_20_link">List and Tree Events<text:tab/>135</text:a></text:p>
          <text:p text:style-name="P15"><text:a xlink:type="simple" xlink:href="#7.18.5.Slider and Scroll Events|outline" text:style-name="Internet_20_link" text:visited-style-name="Internet_20_link">Slider and Scroll Events<text:tab/>135</text:a></text:p>
          <text:p text:style-name="P15"><text:a xlink:type="simple" xlink:href="#7.18.6.Other Events|outline" text:style-name="Internet_20_link" text:visited-style-name="Internet_20_link">Other Events<text:tab/>136</text:a></text:p>
          <text:p text:style-name="P16"><text:a xlink:type="simple" xlink:href="#7.18.6.1.The Event Flow of radio and radiogroup|outline" text:style-name="Internet_20_link" text:visited-style-name="Internet_20_link">The Event Flow of radio and radiogroup<text:tab/>137</text:a></text:p>
          <text:p text:style-name="P13">8. ZUML with the XHTML Component Set<text:tab/>138</text:p>
          <text:p text:style-name="P14"><text:a xlink:type="simple" xlink:href="#8.1.The Goal|outline" text:style-name="Internet_20_link" text:visited-style-name="Internet_20_link">The Goal<text:tab/>138</text:a></text:p>
          <text:p text:style-name="P15"><text:a xlink:type="simple" xlink:href="#8.1.1.A XHTML Page Is A Valid ZUML Page|outline" text:style-name="Internet_20_link" text:visited-style-name="Internet_20_link">A XHTML Page Is A Valid ZUML Page<text:tab/>138</text:a></text:p>
          <text:p text:style-name="P15"><text:a xlink:type="simple" xlink:href="#8.1.2.Server-Centric Interactivity|outline" text:style-name="Internet_20_link" text:visited-style-name="Internet_20_link">Server-Centric Interactivity<text:tab/>139</text:a></text:p>
          <text:p text:style-name="P15"><text:a xlink:type="simple" xlink:href="#8.1.3.Servlets Work As Usual|outline" text:style-name="Internet_20_link" text:visited-style-name="Internet_20_link">Servlets Work As Usual<text:tab/>140</text:a></text:p>
          <text:p text:style-name="P14"><text:a xlink:type="simple" xlink:href="#8.2.The Differences|outline" text:style-name="Internet_20_link" text:visited-style-name="Internet_20_link">The Differences<text:tab/>140</text:a></text:p>
          <text:p text:style-name="P15"><text:a xlink:type="simple" xlink:href="#8.2.1.UUID Is ID|outline" text:style-name="Internet_20_link" text:visited-style-name="Internet_20_link">UUID Is ID<text:tab/>140</text:a></text:p>
          <text:p text:style-name="P16"><text:a xlink:type="simple" xlink:href="#8.2.1.1.Side Effects|outline" text:style-name="Internet_20_link" text:visited-style-name="Internet_20_link">Side Effects<text:tab/>140</text:a></text:p>
          <text:p text:style-name="P15"><text:a xlink:type="simple" xlink:href="#8.2.2.All Tags Are Valid|outline" text:style-name="Internet_20_link" text:visited-style-name="Internet_20_link">All Tags Are Valid<text:tab/>141</text:a></text:p>
          <text:p text:style-name="P15"><text:a xlink:type="simple" xlink:href="#8.2.3.Case Insensitive|outline" text:style-name="Internet_20_link" text:visited-style-name="Internet_20_link">Case Insensitive<text:tab/>141</text:a></text:p>
          <text:p text:style-name="P15"><text:a xlink:type="simple" xlink:href="#8.2.4.No Mold Support|outline" text:style-name="Internet_20_link" text:visited-style-name="Internet_20_link">No Mold Support<text:tab/>141</text:a></text:p>
          <text:p text:style-name="P14"><text:a xlink:type="simple" xlink:href="#8.3.The DOM Tree at the Browser|outline" text:style-name="Internet_20_link" text:visited-style-name="Internet_20_link">The DOM Tree at the Browser<text:tab/>141</text:a></text:p>
          <text:p text:style-name="P15"><text:a xlink:type="simple" xlink:href="#8.3.1.The TABLE and TBODY Tags|outline" text:style-name="Internet_20_link" text:visited-style-name="Internet_20_link">The TABLE and TBODY Tags<text:tab/>141</text:a></text:p>
          <text:p text:style-name="P14"><text:a xlink:type="simple" xlink:href="#8.4.Events|outline" text:style-name="Internet_20_link" text:visited-style-name="Internet_20_link">Events<text:tab/>142</text:a></text:p>
          <text:p text:style-name="P14"><text:a xlink:type="simple" xlink:href="#8.5.Integrate with JSF, JSP and Others|outline" text:style-name="Internet_20_link" text:visited-style-name="Internet_20_link">Integrate with JSF, JSP and Others<text:tab/>142</text:a></text:p>
          <text:p text:style-name="P15"><text:a xlink:type="simple" xlink:href="#8.5.1.Work with Existent Servlets|outline" text:style-name="Internet_20_link" text:visited-style-name="Internet_20_link">Work with Existent Servlets<text:tab/>142</text:a></text:p>
          <text:p text:style-name="P15"><text:a xlink:type="simple" xlink:href="#8.5.2.Enrich by Inclusion|outline" text:style-name="Internet_20_link" text:visited-style-name="Internet_20_link">Enrich by Inclusion<text:tab/>143</text:a></text:p>
          <text:p text:style-name="P15"><text:a xlink:type="simple" xlink:href="#8.5.3.Enrich a Static HTML Page|outline" text:style-name="Internet_20_link" text:visited-style-name="Internet_20_link">Enrich a Static HTML Page<text:tab/>143</text:a></text:p>
          <text:p text:style-name="P15"><text:a xlink:type="simple" xlink:href="#8.5.4.Enrich a Dynamically Generated Page|outline" text:style-name="Internet_20_link" text:visited-style-name="Internet_20_link">Enrich a Dynamically Generated Page<text:tab/>143</text:a></text:p>
          <text:p text:style-name="P15"><text:a xlink:type="simple" xlink:href="#8.5.5.XUL or XHTML|outline" text:style-name="Internet_20_link" text:visited-style-name="Internet_20_link">XUL or XHTML<text:tab/>144</text:a></text:p>
          <text:p text:style-name="P13">9. Macro Components<text:tab/>145</text:p>
          <text:p text:style-name="P14"><text:a xlink:type="simple" xlink:href="#9.1.Three Steps to Use Macro Components|outline" text:style-name="Internet_20_link" text:visited-style-name="Internet_20_link">Three Steps to Use Macro Components<text:tab/>145</text:a></text:p>
          <text:p text:style-name="P15"><text:a xlink:type="simple" xlink:href="#9.1.1.Step 1. The Implementation|outline" text:style-name="Internet_20_link" text:visited-style-name="Internet_20_link">Step 1. The Implementation<text:tab/>145</text:a></text:p>
          <text:p text:style-name="P15"><text:a xlink:type="simple" xlink:href="#9.1.2.Step 2. The Declaration|outline" text:style-name="Internet_20_link" text:visited-style-name="Internet_20_link">Step 2. The Declaration<text:tab/>146</text:a></text:p>
          <text:p text:style-name="P16"><text:a xlink:type="simple" xlink:href="#9.1.2.1.Other Properties|outline" text:style-name="Internet_20_link" text:visited-style-name="Internet_20_link">Other Properties<text:tab/>146</text:a></text:p>
          <text:p text:style-name="P15"><text:a xlink:type="simple" xlink:href="#9.1.3.Step 3. The Use|outline" text:style-name="Internet_20_link" text:visited-style-name="Internet_20_link">Step 3. The Use<text:tab/>146</text:a></text:p>
          <text:p text:style-name="P16"><text:a xlink:type="simple" xlink:href="#9.1.3.1.Pass Properties|outline" text:style-name="Internet_20_link" text:visited-style-name="Internet_20_link">Pass Properties<text:tab/>146</text:a></text:p>
          <text:p text:style-name="P16"><text:a xlink:type="simple" xlink:href="#9.1.3.2.arg.includer|outline" text:style-name="Internet_20_link" text:visited-style-name="Internet_20_link">arg.includer<text:tab/>147</text:a></text:p>
          <text:p text:style-name="P14"><text:a xlink:type="simple" xlink:href="#9.2.Macro Components and The ID Space|outline" text:style-name="Internet_20_link" text:visited-style-name="Internet_20_link">Macro Components and The ID Space<text:tab/>147</text:a></text:p>
          <text:p text:style-name="P15"><text:a xlink:type="simple" xlink:href="#9.2.1.Access Child Components From the Outside|outline" text:style-name="Internet_20_link" text:visited-style-name="Internet_20_link">Access Child Components From the Outside<text:tab/>148</text:a></text:p>
          <text:p text:style-name="P15"><text:a xlink:type="simple" xlink:href="#9.2.2.Access Variables Defined in the Ancestors|outline" text:style-name="Internet_20_link" text:visited-style-name="Internet_20_link">Access Variables Defined in the Ancestors<text:tab/>148</text:a></text:p>
          <text:p text:style-name="P14"><text:a xlink:type="simple" xlink:href="#9.3.Provide Additional Methods|outline" text:style-name="Internet_20_link" text:visited-style-name="Internet_20_link">Provide Additional Methods<text:tab/>148</text:a></text:p>
          <text:p text:style-name="P15"><text:a xlink:type="simple" xlink:href="#9.3.1.Provide Additional Methods in Java|outline" text:style-name="Internet_20_link" text:visited-style-name="Internet_20_link">Provide Additional Methods in Java<text:tab/>149</text:a></text:p>
          <text:p text:style-name="P15"><text:a xlink:type="simple" xlink:href="#9.3.2.Provide Additional Methods in zscript|outline" text:style-name="Internet_20_link" text:visited-style-name="Internet_20_link">Provide Additional Methods in zscript<text:tab/>150</text:a></text:p>
          <text:p text:style-name="P15"><text:a xlink:type="simple" xlink:href="#9.3.3.Override the Implementation Class When Instantiation|outline" text:style-name="Internet_20_link" text:visited-style-name="Internet_20_link">Override the Implementation Class When Instantiation<text:tab/>151</text:a></text:p>
          <text:p text:style-name="P15"><text:a xlink:type="simple" xlink:href="#9.3.4.Create a Macro Component Manually|outline" text:style-name="Internet_20_link" text:visited-style-name="Internet_20_link">Create a Macro Component Manually<text:tab/>151</text:a></text:p>
          <text:p text:style-name="P13">10. Advanced Features<text:tab/>152</text:p>
          <text:p text:style-name="P14"><text:a xlink:type="simple" xlink:href="#10.1.Identify Pages|outline" text:style-name="Internet_20_link" text:visited-style-name="Internet_20_link">Identify Pages<text:tab/>152</text:a></text:p>
          <text:p text:style-name="P14"><text:a xlink:type="simple" xlink:href="#10.2.Identify Components|outline" text:style-name="Internet_20_link" text:visited-style-name="Internet_20_link">Identify Components<text:tab/>152</text:a></text:p>
          <text:p text:style-name="P15"><text:a xlink:type="simple" xlink:href="#10.2.1.The Component Path|outline" text:style-name="Internet_20_link" text:visited-style-name="Internet_20_link">The Component Path<text:tab/>152</text:a></text:p>
          <text:p text:style-name="P14"><text:a xlink:type="simple" xlink:href="#10.3.Sorting|outline" text:style-name="Internet_20_link" text:visited-style-name="Internet_20_link">Sorting<text:tab/>153</text:a></text:p>
          <text:p text:style-name="P14"><text:a xlink:type="simple" xlink:href="#10.4.Browser's Information and Controls|outline" text:style-name="Internet_20_link" text:visited-style-name="Internet_20_link">Browser's Information and Controls<text:tab/>154</text:a></text:p>
          <text:p text:style-name="P15"><text:a xlink:type="simple" xlink:href="#10.4.1.The onClientInfo Event|outline" text:style-name="Internet_20_link" text:visited-style-name="Internet_20_link">The onClientInfo Event<text:tab/>154</text:a></text:p>
          <text:p text:style-name="P15"><text:a xlink:type="simple" xlink:href="#10.4.2.The org.zkoss.ui.util.Clients Class|outline" text:style-name="Internet_20_link" text:visited-style-name="Internet_20_link">The org.zkoss.ui.util.Clients Class<text:tab/>155</text:a></text:p>
          <text:p text:style-name="P15"><text:a xlink:type="simple" xlink:href="#10.4.3.Prevent User From Closing a Window|outline" text:style-name="Internet_20_link" text:visited-style-name="Internet_20_link">Prevent User From Closing a Window<text:tab/>155</text:a></text:p>
          <text:p text:style-name="P14"><text:a xlink:type="simple" xlink:href="#10.5.Browser's History Management|outline" text:style-name="Internet_20_link" text:visited-style-name="Internet_20_link">Browser's History Management<text:tab/>156</text:a></text:p>
          <text:p text:style-name="P15"><text:a xlink:type="simple" xlink:href="#10.5.1.Add the Appropriate States to Browser's History|outline" text:style-name="Internet_20_link" text:visited-style-name="Internet_20_link">Add the Appropriate States to Browser's History<text:tab/>156</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7</text:a></text:p>
          <text:p text:style-name="P15"><text:a xlink:type="simple" xlink:href="#10.5.3.A Simple Example|outline" text:style-name="Internet_20_link" text:visited-style-name="Internet_20_link">A Simple Example<text:tab/>158</text:a></text:p>
          <text:p text:style-name="P14"><text:a xlink:type="simple" xlink:href="#10.6.Component Cloning|outline" text:style-name="Internet_20_link" text:visited-style-name="Internet_20_link">Component Cloning<text:tab/>158</text:a></text:p>
          <text:p text:style-name="P14"><text:a xlink:type="simple" xlink:href="#10.7.Component Serialization|outline" text:style-name="Internet_20_link" text:visited-style-name="Internet_20_link">Component Serialization<text:tab/>159</text:a></text:p>
          <text:p text:style-name="P15"><text:a xlink:type="simple" xlink:href="#10.7.1.Serializable Sessions|outline" text:style-name="Internet_20_link" text:visited-style-name="Internet_20_link">Serializable Sessions<text:tab/>160</text:a></text:p>
          <text:p text:style-name="P14"><text:a xlink:type="simple" xlink:href="#10.8.Inter-Page Communication|outline" text:style-name="Internet_20_link" text:visited-style-name="Internet_20_link">Inter-Page Communication<text:tab/>160</text:a></text:p>
          <text:p text:style-name="P15"><text:a xlink:type="simple" xlink:href="#10.8.1.Post and Send Events|outline" text:style-name="Internet_20_link" text:visited-style-name="Internet_20_link">Post and Send Events<text:tab/>161</text:a></text:p>
          <text:p text:style-name="P15"><text:a xlink:type="simple" xlink:href="#10.8.2.Attributes|outline" text:style-name="Internet_20_link" text:visited-style-name="Internet_20_link">Attributes<text:tab/>161</text:a></text:p>
          <text:p text:style-name="P14"><text:a xlink:type="simple" xlink:href="#10.9.Inter-Web-Application Communication|outline" text:style-name="Internet_20_link" text:visited-style-name="Internet_20_link">Inter-Web-Application Communication<text:tab/>161</text:a></text:p>
          <text:p text:style-name="P15"><text:a xlink:type="simple" xlink:href="#10.9.1.Web Resources from Classpath|outline" text:style-name="Internet_20_link" text:visited-style-name="Internet_20_link">Web Resources from Classpath<text:tab/>161</text:a></text:p>
          <text:p text:style-name="P14"><text:a xlink:type="simple" xlink:href="#10.10.Annotations|outline" text:style-name="Internet_20_link" text:visited-style-name="Internet_20_link">Annotations<text:tab/>162</text:a></text:p>
          <text:p text:style-name="P15"><text:a xlink:type="simple" xlink:href="#10.10.1.Annotations of Component Declarations|outline" text:style-name="Internet_20_link" text:visited-style-name="Internet_20_link">Annotations of Component Declarations<text:tab/>162</text:a></text:p>
          <text:p text:style-name="P15"><text:a xlink:type="simple" xlink:href="#10.10.2.Annotations of Property Declarations|outline" text:style-name="Internet_20_link" text:visited-style-name="Internet_20_link">Annotations of Property Declarations<text:tab/>163</text:a></text:p>
          <text:p text:style-name="P15"><text:a xlink:type="simple" xlink:href="#10.10.3.Annotate Components Created Manually|outline" text:style-name="Internet_20_link" text:visited-style-name="Internet_20_link">Annotate Components Created Manually<text:tab/>163</text:a></text:p>
          <text:p text:style-name="P15"><text:a xlink:type="simple" xlink:href="#10.10.4.Retrieve Annotations|outline" text:style-name="Internet_20_link" text:visited-style-name="Internet_20_link">Retrieve Annotations<text:tab/>163</text:a></text:p>
          <text:p text:style-name="P14"><text:a xlink:type="simple" xlink:href="#10.11.Richlets|outline" text:style-name="Internet_20_link" text:visited-style-name="Internet_20_link">Richlets<text:tab/>164</text:a></text:p>
          <text:p text:style-name="P15"><text:a xlink:type="simple" xlink:href="#10.11.1.Implement the org.zkoss.zk.ui.Richlet interface|outline" text:style-name="Internet_20_link" text:visited-style-name="Internet_20_link">Implement the org.zkoss.zk.ui.Richlet interface<text:tab/>164</text:a></text:p>
          <text:p text:style-name="P15"><text:a xlink:type="simple" xlink:href="#10.11.2.Configure web.xml and zk.xml|outline" text:style-name="Internet_20_link" text:visited-style-name="Internet_20_link">Configure web.xml and zk.xml<text:tab/>165</text:a></text:p>
          <text:p text:style-name="P14"><text:a xlink:type="simple" xlink:href="#10.12.Session Timeout Management|outline" text:style-name="Internet_20_link" text:visited-style-name="Internet_20_link">Session Timeout Management<text:tab/>165</text:a></text:p>
          <text:p text:style-name="P14"><text:a xlink:type="simple" xlink:href="#10.13.Error Handling|outline" text:style-name="Internet_20_link" text:visited-style-name="Internet_20_link">Error Handling<text:tab/>166</text:a></text:p>
          <text:p text:style-name="P15"><text:a xlink:type="simple" xlink:href="#10.13.1.Error Handling When Loading Pages|outline" text:style-name="Internet_20_link" text:visited-style-name="Internet_20_link">Error Handling When Loading Pages<text:tab/>166</text:a></text:p>
          <text:p text:style-name="P15"><text:a xlink:type="simple" xlink:href="#10.13.2.Error Handing When Updating Pages|outline" text:style-name="Internet_20_link" text:visited-style-name="Internet_20_link">Error Handing When Updating Pages<text:tab/>167</text:a></text:p>
          <text:p text:style-name="P13">11. Internationalization<text:tab/>169</text:p>
          <text:p text:style-name="P14"><text:a xlink:type="simple" xlink:href="#11.1.Locale|outline" text:style-name="Internet_20_link" text:visited-style-name="Internet_20_link">Locale<text:tab/>169</text:a></text:p>
          <text:p text:style-name="P15"><text:a xlink:type="simple" xlink:href="#11.1.1.The px_preferred_locale Session Attribute|outline" text:style-name="Internet_20_link" text:visited-style-name="Internet_20_link">The px_preferred_locale Session Attribute<text:tab/>169</text:a></text:p>
          <text:p text:style-name="P15"><text:a xlink:type="simple" xlink:href="#11.1.2.The Locale Provider|outline" text:style-name="Internet_20_link" text:visited-style-name="Internet_20_link">The Locale Provider<text:tab/>169</text:a></text:p>
          <text:p text:style-name="P14"><text:a xlink:type="simple" xlink:href="#11.2.Time Zone|outline" text:style-name="Internet_20_link" text:visited-style-name="Internet_20_link">Time Zone<text:tab/>170</text:a></text:p>
          <text:p text:style-name="P15"><text:a xlink:type="simple" xlink:href="#11.2.1.The px_preferred_time_zone Session Attribute|outline" text:style-name="Internet_20_link" text:visited-style-name="Internet_20_link">The px_preferred_time_zone Session Attribute<text:tab/>170</text:a></text:p>
          <text:p text:style-name="P15"><text:a xlink:type="simple" xlink:href="#11.2.2.The Time Zone Provider|outline" text:style-name="Internet_20_link" text:visited-style-name="Internet_20_link">The Time Zone Provider<text:tab/>170</text:a></text:p>
          <text:p text:style-name="P14"><text:a xlink:type="simple" xlink:href="#11.3.Labels|outline" text:style-name="Internet_20_link" text:visited-style-name="Internet_20_link">Labels<text:tab/>171</text:a></text:p>
          <text:p text:style-name="P14"><text:a xlink:type="simple" xlink:href="#11.4.Locale-Dependent Files|outline" text:style-name="Internet_20_link" text:visited-style-name="Internet_20_link">Locale-Dependent Files<text:tab/>171</text:a></text:p>
          <text:p text:style-name="P15"><text:a xlink:type="simple" xlink:href="#11.4.1.Browser and Locale-Dependent URI|outline" text:style-name="Internet_20_link" text:visited-style-name="Internet_20_link">Browser and Locale-Dependent URI<text:tab/>171</text:a></text:p>
          <text:p text:style-name="P15"><text:a xlink:type="simple" xlink:href="#11.4.2.Locating Browser and Locale Dependent Resources in Java|outline" text:style-name="Internet_20_link" text:visited-style-name="Internet_20_link">Locating Browser and Locale Dependent Resources in Java<text:tab/>172</text:a></text:p>
          <text:p text:style-name="P14"><text:a xlink:type="simple" xlink:href="#11.5.Messages|outline" text:style-name="Internet_20_link" text:visited-style-name="Internet_20_link">Messages<text:tab/>173</text:a></text:p>
          <text:p text:style-name="P13">12. Database Connectivity<text:tab/>174</text:p>
          <text:p text:style-name="P14"><text:a xlink:type="simple" xlink:href="#12.1.ZK Is Presentation-Tier Only|outline" text:style-name="Internet_20_link" text:visited-style-name="Internet_20_link">ZK Is Presentation-Tier Only<text:tab/>174</text:a></text:p>
          <text:p text:style-name="P14"><text:a xlink:type="simple" xlink:href="#12.2.Simplest Way to Use JDBC (but not recommended)|outline" text:style-name="Internet_20_link" text:visited-style-name="Internet_20_link">Simplest Way to Use JDBC (but not recommended)<text:tab/>174</text:a></text:p>
          <text:p text:style-name="P14"><text:a xlink:type="simple" xlink:href="#12.3.Use with Connection Pooling|outline" text:style-name="Internet_20_link" text:visited-style-name="Internet_20_link">Use with Connection Pooling<text:tab/>175</text:a></text:p>
          <text:p text:style-name="P15"><text:a xlink:type="simple" xlink:href="#12.3.1.Connect and Close a Connection|outline" text:style-name="Internet_20_link" text:visited-style-name="Internet_20_link">Connect and Close a Connection<text:tab/>176</text:a></text:p>
          <text:p text:style-name="P15"><text:a xlink:type="simple" xlink:href="#12.3.2.Configure Connection Pooling|outline" text:style-name="Internet_20_link" text:visited-style-name="Internet_20_link">Configure Connection Pooling<text:tab/>177</text:a></text:p>
          <text:p text:style-name="P16"><text:a xlink:type="simple" xlink:href="#12.3.2.1.Tomcat 5.5 + MySQL|outline" text:style-name="Internet_20_link" text:visited-style-name="Internet_20_link">Tomcat 5.5 + MySQL<text:tab/>177</text:a></text:p>
          <text:p text:style-name="P16"><text:a xlink:type="simple" xlink:href="#12.3.2.2.JBoss + MySQL|outline" text:style-name="Internet_20_link" text:visited-style-name="Internet_20_link">JBoss + MySQL<text:tab/>178</text:a></text:p>
          <text:p text:style-name="P16"><text:a xlink:type="simple" xlink:href="#12.3.2.3.JBoss + PostgreSQL|outline" text:style-name="Internet_20_link" text:visited-style-name="Internet_20_link">JBoss + PostgreSQL<text:tab/>179</text:a></text:p>
          <text:p text:style-name="P14"><text:a xlink:type="simple" xlink:href="#12.4.ZK Features Applicable to Database Access|outline" text:style-name="Internet_20_link" text:visited-style-name="Internet_20_link">ZK Features Applicable to Database Access<text:tab/>179</text:a></text:p>
          <text:p text:style-name="P15"><text:a xlink:type="simple" xlink:href="#12.4.1.The org.zkoss.zk.ui.event.EventThreadCleanup Interface|outline" text:style-name="Internet_20_link" text:visited-style-name="Internet_20_link">The org.zkoss.zk.ui.event.EventThreadCleanup Interface<text:tab/>179</text:a></text:p>
          <text:p text:style-name="P15"><text:a xlink:type="simple" xlink:href="#12.4.2.Access Database in EL Expressions|outline" text:style-name="Internet_20_link" text:visited-style-name="Internet_20_link">Access Database in EL Expressions<text:tab/>180</text:a></text:p>
          <text:p text:style-name="P16"><text:a xlink:type="simple" xlink:href="#12.4.2.1.Read all and Copy to a LinkedList|outline" text:style-name="Internet_20_link" text:visited-style-name="Internet_20_link">Read all and Copy to a LinkedList<text:tab/>180</text:a></text:p>
          <text:p text:style-name="P16"><text:a xlink:type="simple" xlink:href="#12.4.2.2.Implement the org.zkoss.zk.ui.util.Initiator Interface|outline" text:style-name="Internet_20_link" text:visited-style-name="Internet_20_link">Implement the org.zkoss.zk.ui.util.Initiator Interface<text:tab/>181</text:a></text:p>
          <text:p text:style-name="P15"><text:a xlink:type="simple" xlink:href="#12.4.3.Transaction and org.zkoss.zk.util.Initiator|outline" text:style-name="Internet_20_link" text:visited-style-name="Internet_20_link">Transaction and org.zkoss.zk.util.Initiator<text:tab/>181</text:a></text:p>
          <text:p text:style-name="P16"><text:a xlink:type="simple" xlink:href="#12.4.3.1.J2EE Transaction and Initiator|outline" text:style-name="Internet_20_link" text:visited-style-name="Internet_20_link">J2EE Transaction and Initiator<text:tab/>182</text:a></text:p>
          <text:p text:style-name="P16"><text:a xlink:type="simple" xlink:href="#12.4.3.2.Web Containers and Initiator|outline" text:style-name="Internet_20_link" text:visited-style-name="Internet_20_link">Web Containers and Initiator<text:tab/>182</text:a></text:p>
          <text:p text:style-name="P13">13. Portal Integration<text:tab/>184</text:p>
          <text:p text:style-name="P14"><text:a xlink:type="simple" xlink:href="#13.1.Configuration|outline" text:style-name="Internet_20_link" text:visited-style-name="Internet_20_link">Configuration<text:tab/>184</text:a></text:p>
          <text:p text:style-name="P15"><text:a xlink:type="simple" xlink:href="#13.1.1.WEB-INF/portlet.xml|outline" text:style-name="Internet_20_link" text:visited-style-name="Internet_20_link">WEB-INF/portlet.xml<text:tab/>184</text:a></text:p>
          <text:p text:style-name="P15"><text:a xlink:type="simple" xlink:href="#13.1.2.WEB-INF/web.xml|outline" text:style-name="Internet_20_link" text:visited-style-name="Internet_20_link">WEB-INF/web.xml<text:tab/>184</text:a></text:p>
          <text:p text:style-name="P14"><text:a xlink:type="simple" xlink:href="#13.2.The Usage|outline" text:style-name="Internet_20_link" text:visited-style-name="Internet_20_link">The Usage<text:tab/>185</text:a></text:p>
          <text:p text:style-name="P15"><text:a xlink:type="simple" xlink:href="#13.2.1.The zk_page Parameter and Attribute|outline" text:style-name="Internet_20_link" text:visited-style-name="Internet_20_link">The zk_page Parameter and Attribute<text:tab/>185</text:a></text:p>
          <text:p text:style-name="P15"><text:a xlink:type="simple" xlink:href="#13.2.2.Examples|outline" text:style-name="Internet_20_link" text:visited-style-name="Internet_20_link">Examples<text:tab/>185</text:a></text:p>
          <text:p text:style-name="P13">14. Beyond ZK<text:tab/>186</text:p>
          <text:p text:style-name="P14"><text:a xlink:type="simple" xlink:href="#14.1.Logger|outline" text:style-name="Internet_20_link" text:visited-style-name="Internet_20_link">Logger<text:tab/>186</text:a></text:p>
          <text:p text:style-name="P15"><text:a xlink:type="simple" xlink:href="#14.1.1.How to Monitor i3-log.conf|outline" text:style-name="Internet_20_link" text:visited-style-name="Internet_20_link">How to Monitor i3-log.conf<text:tab/>186</text:a></text:p>
          <text:p text:style-name="P15"><text:a xlink:type="simple" xlink:href="#14.1.2.Content of i3-log.conf|outline" text:style-name="Internet_20_link" text:visited-style-name="Internet_20_link">Content of i3-log.conf<text:tab/>187</text:a></text:p>
          <text:p text:style-name="P15"><text:a xlink:type="simple" xlink:href="#14.1.3.Location of i3-log.conf|outline" text:style-name="Internet_20_link" text:visited-style-name="Internet_20_link">Location of i3-log.conf<text:tab/>187</text:a></text:p>
          <text:p text:style-name="P14"><text:a xlink:type="simple" xlink:href="#14.2.DSP|outline" text:style-name="Internet_20_link" text:visited-style-name="Internet_20_link">DSP<text:tab/>187</text:a></text:p>
          <text:p text:style-name="P14"><text:a xlink:type="simple" xlink:href="#14.3.iDOM|outline" text:style-name="Internet_20_link" text:visited-style-name="Internet_20_link">iDOM<text:tab/>188</text:a></text:p>
          <text:p text:style-name="P14"><text:a xlink:type="simple" xlink:href="#14.4.XAWK|outline" text:style-name="Internet_20_link" text:visited-style-name="Internet_20_link">XAWK<text:tab/>18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6"><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3"><draw:image xlink:href="Pictures/10000000000002960000005450FF7802.png" xlink:type="simple" xlink:show="embed" xlink:actuate="onLoad"/></draw:frame><draw:frame draw:style-name="fr4" draw:name="Graphic6" text:anchor-type="paragraph" svg:x="5.271cm" svg:y="0.101cm" svg:width="8.661cm" svg:height="2.378cm" draw:z-index="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5"><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46"><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77"><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78"><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 and </text:span><text:span text:style-name="T8">maxlength</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text:tab/>&lt;label pre="true"&gt;</text:p>
      <text:p text:style-name="Code_20_Indent_20_2"><text:tab/><text:tab/>&lt;attribute name="value"&gt;aa</text:p>
      <text:p text:style-name="Code_20_Indent_20_2"><draw:frame draw:style-name="fr8" draw:name="graphics72" text:anchor-type="paragraph" svg:x="12.741cm" svg:y="0.09cm" svg:width="4.466cm" svg:height="2.667cm" draw:z-index="79"><draw:image xlink:href="Pictures/10000000000000D30000007EDF56D0C6.png" xlink:type="simple" xlink:show="embed" xlink:actuate="onLoad"/></draw:frame><text:tab/>bb <text:s text:c="2"/>c</text:p>
      <text:p text:style-name="Code_20_Indent_20_2"><text:tab/>dd ef&lt;/attribute&gt;</text:p>
      <text:p text:style-name="Code_20_Indent_20_2"><text:tab/>&lt;/label&gt;</text:p>
      <text:p text:style-name="Code_20_Indent_20_2">&lt;/vbox&gt;</text:p>
      <text:p text:style-name="Code_20_Indent_20_2">&lt;/window&gt;</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1"><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2"><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3"><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4"><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3"><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56"><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67"><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28"><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29"><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68"><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3"><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4"><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8">close</text:span><text:span text:style-name="T2"> button, an </text:span><text:span text:style-name="T8">onClose</text:span><text:span text:style-name="T2"> event is sent to the window. It is processed by the </text:span><text:span text:style-name="T8">onClose</text:span><text:span text:style-name="T2"> method of </text:span><text:span text:style-name="T8">Window</text:span><text:span text:style-name="T2">. Then, </text:span><text:span text:style-name="T8">onClose</text:span><text:span text:style-name="T2">, by default, detaches the window itself.</text:span></text:p>
      <text:p text:style-name="P19"><draw:frame draw:style-name="fr7" draw:name="graphics30" text:anchor-type="paragraph" svg:x="13.554cm" svg:y="0.415cm" svg:width="4.11cm" svg:height="1.628cm" draw:z-index="35"><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76"><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0"><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18"><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19"><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2"><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0"><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1"><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2"><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5"><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8">close</text:span><text:span text:style-name="T2"> button, an </text:span><text:span text:style-name="T8">onClose</text:span><text:span text:style-name="T2"> event is sent to the tab. It is processed by the </text:span><text:span text:style-name="T8">onClose</text:span><text:span text:style-name="T2"> method of </text:span><text:span text:style-name="T8">Tab</text:span><text:span text:style-name="T2">. Then, </text:span><text:span text:style-name="T8">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69"><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0"><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1"><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2"><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5">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1"><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2"><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3"><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4"><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5"><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26"><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1"><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8"><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0"><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3"><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57"><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38"><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37"><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17"><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39"><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27"><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5"><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1"><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0"><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2"><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0"><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47"><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0"><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4"><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7" draw:name="graphics40" text:anchor-type="paragraph" svg:width="11.24cm" svg:height="3.81cm" draw:z-index="44"><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3"><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48"><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49"><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0"><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36"><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Close</text:p>
          </table:table-cell>
          <table:table-cell table:style-name="Table14.A2" office:value-type="string">
            <text:p text:style-name="P31">Window Tab</text:p>
          </table:table-cell>
          <table:table-cell table:style-name="Table14.C2" office:value-type="string">
            <text:p text:style-name="Table_20_Contents">Eve<text:span text:style-name="T2">nt: </text:span><text:span text:style-name="T8">org.zkoss.ui.zk.ui.event.Event</text:span></text:p>
            <text:p text:style-name="P33">Denotes the close button is pressed by an user, and the component shall detach itself.</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1">onClientInfo</text:p>
          </table:table-cell>
          <table:table-cell table:style-name="Table14.A2" office:value-type="string">
            <text:p text:style-name="P109">root</text:p>
          </table:table-cell>
          <table:table-cell table:style-name="Table14.C2" office:value-type="string">
            <text:p text:style-name="Table_20_Contents">Eve<text:span text:style-name="T2">nt: </text:span><text:span text:style-name="T8">org.zkoss.zk.ui.event.ClientInfoEvent</text:span></text:p>
            <text:p text:style-name="P33">Notifies root components about the client's information, such as time zone and resolution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9">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1">Is the existent page static or dynamically generated?</text:p>
        </text:list-item>
        <text:list-item>
          <text:p text:style-name="P111">Is it a minor enhancement, if you want to enrich an existent page? Or, you prefer to rewrite a portion of it?</text:p>
        </text:list-item>
        <text:list-item>
          <text:p text:style-name="P11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2">Implements a macro component by a ZUML page.</text:p>
        </text:list-item>
        <text:list-item>
          <text:p text:style-name="P112">Declare the macro component in the page that is going to use it.</text:p>
        </text:list-item>
        <text:list-item>
          <text:p text:style-name="P11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4"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 //arg.who requires it</text:p>
      <text:p text:style-name="P116"><text:tab/><text:tab/>final Textbox tb = (Textbox)getFellow("mc_who");</text:p>
      <text:p text:style-name="P116"><text:tab/><text:tab/>if (tb != null) tb.setValue(name); //correct the child if available</text:p>
      <text:p text:style-name="P116"><text:tab/>}</text:p>
      <text:p text:style-name="P116"><text:tab/>public String getWho() {</text:p>
      <text:p text:style-name="P116"><text:tab/><text:tab/>return (String)getDynamicaProperty("who");</text:p>
      <text:p text:style-name="P116"><text:tab/>}</text:p>
      <text:p text:style-name="P116">}</text:p>
      <text:list text:style-name="L41">
        <text:list-item>
          <text:list>
            <text:list-item>
              <text:p text:style-name="P11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7">Since the <text:span text:style-name="T6">setWho</text:span> method might be called before a macro component creates its children, you have to check whether <text:span text:style-name="T6">mc_who</text:span> exists.</text:p>
            </text:list-item>
            <text:list-item>
              <text:p text:style-name="P11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text:p>
      <text:p text:style-name="P116"><text:tab/><text:tab/>Textbox tb = getFellow("mc_who");</text:p>
      <text:p text:style-name="P116"><text:tab/><text:tab/>if (tb != null) tb.setValue(name);</text:p>
      <text:p text:style-name="P116"><text:tab/>}</text:p>
      <text:p text:style-name="P116"><text:tab/>public String getWho() {</text:p>
      <text:p text:style-name="P116"><text:tab/><text:tab/>return getDynamicProperty("who");</text:p>
      <text:p text:style-name="P116"><text:tab/>}</text:p>
      <text:p text:style-name="P116">}</text:p>
      <text:list text:style-name="L42" text:continue-numbering="true">
        <text:list-item>
          <text:p text:style-name="P118">Use the <text:span text:style-name="T6">init</text:span> directive to load the <text:span text:style-name="T6">zscript</text:span> file, and then declare the component</text:p>
        </text:list-item>
      </text:list>
      <text:p text:style-name="P119">&lt;?init zscript="/zs/username.zs"?&gt;</text:p>
      <text:p text:style-name="Code_20_Indent_20_3">&lt;?component name="username" macro-uri="/WEB-INF/macros/username.zul"</text:p>
      <text:p text:style-name="P11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58"><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2"><text:tab/>Clients.confirmClose("Your message has not been sent.\nDiscard your message?");</text:p>
      <text:p text:style-name="P22">} else {</text:p>
      <text:p text:style-name="P22"><text:tab/>Clients.confirmClose(null);</text:p>
      <text:p text:style-name="P22">}</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19"><draw:frame draw:style-name="fr3" draw:name="graphics73" text:anchor-type="paragraph" svg:width="16.589cm" svg:height="4.803cm" draw:z-index="80"><draw:image xlink:href="Pictures/100000000000036D000000FE561CE3BC.png" xlink:type="simple" xlink:show="embed" xlink:actuate="onLoad"/></draw:frame> </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0">Add an item to the browser's history for each of the appropriate states of your desktop.</text:p>
        </text:list-item>
        <text:list-item>
          <text:p text:style-name="P120">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59"><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0"><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1">Once a component is cloned, all its children and descendants are cloned, too.</text:p>
        </text:list-item>
        <text:list-item>
          <text:p text:style-name="P121">The cloned component doesn't belong to any page and parent. In other words, <text:span text:style-name="T6">src.clone().getParent()</text:span> returns null.</text:p>
        </text:list-item>
        <text:list-item>
          <text:p text:style-name="P12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2"><text:tab/>&lt;vbox&gt;</text:p>
      <text:p text:style-name="P122"><text:tab/><text:tab/><text:span text:style-name="T24">&lt;a:author name="John Magic" date="3/17/2006"/&gt;</text:span></text:p>
      <text:p text:style-name="P122"><text:tab/><text:tab/>&lt;listbox&gt;</text:p>
      <text:p text:style-name="P122"><text:tab/><text:tab/>&lt;/listbox&gt;</text:p>
      <text:p text:style-name="P12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96"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imp<text:span text:style-name="T2">ort org.zkoss.zk.ui.metainfo.AnnotationImpl;</text:span></text:p>
      <text:p text:style-name="P22">...</text:p>
      <text:p text:style-name="Code_20_Indent">Listbox listbox = new Listbox();</text:p>
      <text:p text:style-name="Code_20_Indent">listbox.addAnnotation(new AnnotationImpl("some"));</text:p>
      <text:h text:style-name="P96"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4"><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5"><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4"><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66"><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1"><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61</text:page-number> of <text:page-count>18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1-20T11:55:38</dc:date>
    <meta:printed-by>Henri Chen</meta:printed-by>
    <meta:print-date>2006-08-04T11:03:45</meta:print-date>
    <meta:keyword>ZK ZUL ZHTML</meta:keyword>
    <dc:language>en-US</dc:language>
    <meta:editing-cycles>3726</meta:editing-cycles>
    <meta:editing-duration>P14DT3H14M18S</meta:editing-duration>
    <meta:user-defined meta:name="Info 1"/>
    <meta:user-defined meta:name="Info 2"/>
    <meta:user-defined meta:name="Info 3"/>
    <meta:user-defined meta:name="Info 4"/>
    <meta:document-statistic meta:table-count="35" meta:image-count="86" meta:object-count="0" meta:page-count="188" meta:paragraph-count="4558" meta:word-count="44171" meta:character-count="287189"/>
  </office:meta>
</office:document-meta>
</file>